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39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Standard">
      <style:text-properties officeooo:paragraph-rsid="006e0b94"/>
    </style:style>
    <style:style style:name="P4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a3d39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ae31e7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">JavaScript cheatshe</text:span><text:span text:style-name="T4">e</text:span><text:span text:style-name="T2">t</text:span><text:span text:style-name="T3"> - </text:span><text:span text:style-name="T1">v1.</text:span><text:span text:style-name="T6">2</text:span><text:span text:style-name="T7">0.</text:span><text:span text:style-name="T8">4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39" text:outline-level="3"><text:span text:style-name="T16">element.</text:span>dataset &amp; data-* attributes</text:h>
          </table:table-cell>
          <table:table-cell table:style-name="Táblázat1.C1" office:value-type="string">
            <text:h text:style-name="P40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7"/>
            <text:p text:style-name="P17">IE8 compatible</text:p>
            <text:p text:style-name="P18"/>
            <text:p text:style-name="P6"><text:span text:style-name="T20">l</text:span>ocalStorage:</text:p>
            <text:p text:style-name="P18"><text:span text:style-name="T9">l</text:span>ocalStorage.length;</text:p>
            <text:p text:style-name="P18">localStorage.key(index);</text:p>
            <text:p text:style-name="P18">localStorage.getItem(key);</text:p>
            <text:p text:style-name="P18">localStorage.setItem(key, data);</text:p>
            <text:p text:style-name="P18">localStorage.removeItem(key);</text:p>
            <text:p text:style-name="P18">localStorage.clear();</text:p>
            <text:p text:style-name="P18"/>
            <text:p text:style-name="P3"><text:span text:style-name="Source_20_Text"><text:span text:style-name="T23">sessionStorage</text:span></text:span><text:span text:style-name="T22">: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4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18"/>
            <text:p text:style-name="P7">hasItem:</text:p>
            <text:p text:style-name="P18">localStorage.getItem(key) !== null</text:p>
            <text:p text:style-name="P27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7"/>
            <text:p text:style-name="P7">setJSON:</text:p>
            <text:p text:style-name="P18">localStorage.setItem(key, JSON.stringify(object));</text:p>
            <text:p text:style-name="P27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7"/>
            <text:p text:style-name="P7">getJSON:</text:p>
            <text:p text:style-name="P26">JSON.parse(localStorage.getItem(key));</text:p>
            <text:p text:style-name="P27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7"/>
          </table:table-cell>
          <table:table-cell table:style-name="Táblázat1.B2" office:value-type="string">
            <text:p text:style-name="P18"/>
            <text:p text:style-name="P24">- IE11 compatible</text:p>
            <text:p text:style-name="P18">- element data-* attributes</text:p>
            <text:p text:style-name="P18">- no <text:span text:style-name="T17">m</text:span>ethods <text:span text:style-name="T31">and</text:span> <text:span text:style-name="T17">e</text:span>vents</text:p>
            <text:p text:style-name="P18"/>
            <text:p text:style-name="P15">camelcase:</text:p>
            <text:p text:style-name="P19">el<text:span text:style-name="T13">ement</text:span>.data-name</text:p>
            <text:p text:style-name="P20"><text:s text:c="2"/>-&gt; el<text:span text:style-name="T13">ement</text:span>.dataset.name</text:p>
            <text:p text:style-name="P20">el<text:span text:style-name="T13">ement</text:span>.data-first-second</text:p>
            <text:p text:style-name="P20"><text:s text:c="2"/>-&gt; el<text:span text:style-name="T13">ement</text:span>.dataset.firstSecond</text:p>
            <text:p text:style-name="P18"/>
            <text:p text:style-name="P7">set:</text:p>
            <text:p text:style-name="P18">element.dataset.<text:span text:style-name="T18">name</text:span> = "<text:span text:style-name="T10">value</text:span>";</text:p>
            <text:p text:style-name="P21">element.dataset["<text:span text:style-name="T18">name</text:span>"] = "<text:span text:style-name="T10">value</text:span>";</text:p>
            <text:p text:style-name="P21">element.setAttribute("data-<text:span text:style-name="T18">name</text:span>", "<text:span text:style-name="T10">value</text:span>");</text:p>
            <text:p text:style-name="P21">element<text:span text:style-name="T10">[</text:span>"data-<text:span text:style-name="T18">name</text:span>"<text:span text:style-name="T10">] =</text:span> "<text:span text:style-name="T10">value</text:span>";</text:p>
            <text:p text:style-name="P22"/>
            <text:p text:style-name="P7">get:</text:p>
            <text:p text:style-name="P21">element.dataset.<text:span text:style-name="T18">name</text:span>;</text:p>
            <text:p text:style-name="P21">element.dataset["<text:span text:style-name="T18">name</text:span>"];</text:p>
            <text:p text:style-name="P21">element.getAttribute("data-<text:span text:style-name="T18">name</text:span>");</text:p>
            <text:p text:style-name="P21">element<text:span text:style-name="T10">[</text:span>"data-<text:span text:style-name="T18">name</text:span>"<text:span text:style-name="T10">]</text:span>;</text:p>
            <text:p text:style-name="P18"/>
            <text:p text:style-name="P7">remove:</text:p>
            <text:p text:style-name="P21">element.removeAttribute("data-<text:span text:style-name="T18">name</text:span>");</text:p>
            <text:p text:style-name="P21"/>
          </table:table-cell>
          <table:table-cell table:style-name="Táblázat1.C2" office:value-type="string">
            <text:p text:style-name="P25"/>
            <text:p text:style-name="P25">IE10+11 compatible</text:p>
            <text:p text:style-name="P25"/>
            <text:p text:style-name="P25">new TypedArray(); <text:span text:style-name="T19">ES2017</text:span></text:p>
            <text:p text:style-name="P25">new TypedArray(length);</text:p>
            <text:p text:style-name="P25">new TypedArray(typedArray);</text:p>
            <text:p text:style-name="P25">new TypedArray(object);</text:p>
            <text:p text:style-name="P25">new TypedArray(buffer[,byteOffset[,length]]);</text:p>
            <text:p text:style-name="P25"/>
            <text:p text:style-name="P10">Int8Array();</text:p>
            <text:p text:style-name="P35">-128 to 127, 1 <text:span text:style-name="T30">byte</text:span>, int8_t</text:p>
            <text:p text:style-name="P35"/>
            <text:p text:style-name="P10">Uint8Array();</text:p>
            <text:p text:style-name="P35">0 to 255, 1 <text:span text:style-name="T30">byte,</text:span> uint8_t</text:p>
            <text:p text:style-name="P35"/>
            <text:p text:style-name="P11">Uint8ClampedArray();</text:p>
            <text:p text:style-name="P36">0 to 255, 1 <text:span text:style-name="T30">byte</text:span>, uint8_t, not in IE10-11</text:p>
            <text:p text:style-name="P36"/>
            <text:p text:style-name="P10">Int16Array();</text:p>
            <text:p text:style-name="P35">-32768 to 32767, 2 <text:span text:style-name="T30">byte</text:span>, int16_t</text:p>
            <text:p text:style-name="P35"/>
            <text:p text:style-name="P10">Uint16Array();</text:p>
            <text:p text:style-name="P35">0 to 65535, 2 <text:span text:style-name="T30">byte</text:span>, uint16_t</text:p>
            <text:p text:style-name="P35"/>
            <text:p text:style-name="P11">Int32Array();</text:p>
            <text:p text:style-name="P36">-2147483648 to 2147483647, 4 byte, int32_t</text:p>
            <text:p text:style-name="P36"/>
            <text:p text:style-name="P11">Uint32Array();</text:p>
            <text:p text:style-name="P36">0 to 4294967295, 4 <text:span text:style-name="T30">byte</text:span>, uint32_t</text:p>
            <text:p text:style-name="P36"/>
            <text:p text:style-name="P11">Float32Array();</text:p>
            <text:p text:style-name="P36">1.2x10-38 to 3.4x1038, 4 <text:span text:style-name="T30">byte</text:span>, float</text:p>
            <text:p text:style-name="P36"/>
            <text:p text:style-name="P11">Float64Array();</text:p>
            <text:p text:style-name="P36">5.0x10-324 to 1.8x10308, 8 <text:span text:style-name="T30">byte</text:span>, double</text:p>
            <text:p text:style-name="P36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8">element.classList</text:p>
          </table:table-cell>
          <table:table-cell table:style-name="Táblázat2.B1" office:value-type="string">
            <text:p text:style-name="P16">JSON</text:p>
          </table:table-cell>
        </table:table-row>
        <table:table-row>
          <table:table-cell table:style-name="Táblázat2.A2" office:value-type="string">
            <text:p text:style-name="P30"/>
            <text:p text:style-name="P31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0"/>
            <text:p text:style-name="P12">element.classList.add(String[,String]);</text:p>
            <text:p text:style-name="P37">IE10+11: yes (except the multiple arguments)</text:p>
            <text:p text:style-name="P28"/>
            <text:p text:style-name="P9">element.classList.remove(String[,String]);</text:p>
            <text:p text:style-name="P34">IE10+11: yes (except the multiple arguments)</text:p>
            <text:p text:style-name="P33">- Removing a class that does not exist, does NOT throw an error.</text:p>
            <text:p text:style-name="P23"/>
            <text:p text:style-name="P12">element.classList.contains(String);</text:p>
            <text:p text:style-name="P37">IE10+11: yes</text:p>
            <text:p text:style-name="P28"/>
            <text:p text:style-name="P9">element.classList.toggle(String[,force]);</text:p>
            <text:p text:style-name="P34">IE10+11: yes (except the second argument)</text:p>
            <text:p text:style-name="P33">- When only one argument is present: Toggle class value; <text:span text:style-name="T14">i</text:span>f class exists then remove it and return false, if not, then add it and return true.</text:p>
            <text:p text:style-name="P33">- When a second argument is present: If the second argument evaluates to true, add specified class value, and if it evaluates to false, remove it.</text:p>
            <text:p text:style-name="P23"/>
            <text:p text:style-name="P12">element.classList.item(Number);</text:p>
            <text:p text:style-name="P37">IE10+11: yes</text:p>
            <text:p text:style-name="P23"/>
            <text:p text:style-name="P12">element.classList.length;</text:p>
            <text:p text:style-name="P37">IE10+11: yes</text:p>
            <text:p text:style-name="P28"/>
            <text:p text:style-name="P9">element.classList.replace(oldClass, newClass); </text:p>
            <text:p text:style-name="P33">IE10+11: <text:span text:style-name="T11">N</text:span>o <text:span text:style-name="T11">and the method isn't compatible with the Safari and mobile browsers too.</text:span></text:p>
            <text:p text:style-name="P28"/>
            <text:p text:style-name="P13">Remove all classes:</text:p>
            <text:p text:style-name="P38"><text:span text:style-name="Source_20_Text"><text:span text:style-name="T26">element.className = "";</text:span></text:span></text:p>
            <text:p text:style-name="P23"><text:span text:style-name="Source_20_Text"><text:span text:style-name="T26"/></text:span></text:p>
          </table:table-cell>
          <table:table-cell table:style-name="Táblázat2.B2" office:value-type="string">
            <text:p text:style-name="P30"/>
            <text:p text:style-name="P30">IE8+</text:p>
            <text:p text:style-name="P30"/>
            <text:p text:style-name="P30"><text:span text:style-name="T34">V</text:span><text:span text:style-name="T33">alid Data Types</text:span></text:p>
            <text:p text:style-name="P30">- a string</text:p>
            <text:p text:style-name="P30">- a number</text:p>
            <text:p text:style-name="P30">- an object (containing valid JSON values)</text:p>
            <text:p text:style-name="P30">- an array</text:p>
            <text:p text:style-name="P30">- a boolean</text:p>
            <text:p text:style-name="P30">- null</text:p>
            <text:p text:style-name="P30"/>
            <text:p text:style-name="P32"><text:span text:style-name="T34">Inv</text:span><text:span text:style-name="T33">alid Data Types</text:span></text:p>
            <text:p text:style-name="P30">- a function</text:p>
            <text:p text:style-name="P30">- a date</text:p>
            <text:p text:style-name="P30">- undefined</text:p>
            <text:p text:style-name="P30">- <text:span text:style-name="T35">an object with method(s) (function)</text:span></text:p>
            <text:p text:style-name="P30"/>
            <text:p text:style-name="P14">JSON.stringify()</text:p>
            <text:p text:style-name="P30">Convert a JavaScript object to a JSON string.</text:p>
            <text:p text:style-name="P30"/>
            <text:p text:style-name="P30">JSON.stringify( { a: 1, b: "2", c: true } );</text:p>
            <text:p text:style-name="P29">=&gt; "{\"a\":1,\"b\":\"2\",\"c\":true}"</text:p>
            <text:p text:style-name="P29"/>
            <text:p text:style-name="P30">JSON.stringify( [1, 2, 3, 4, 5] );</text:p>
            <text:p text:style-name="P29">=&gt; "[1,2,3,4,5]"</text:p>
            <text:p text:style-name="P29"/>
            <text:p text:style-name="P14">JSON.parse()</text:p>
            <text:p text:style-name="P30">Parses a JSON string and returns a JavaScript object.</text:p>
            <text:p text:style-name="P30"/>
            <text:p text:style-name="P30">JSON.parse(JSON.stringify( {a: 1, b: "2", c: true} ));</text:p>
            <text:p text:style-name="P29">=&gt; Object { a: 1, b: "2", c: true }</text:p>
            <text:p text:style-name="P29"/>
            <text:p text:style-name="P30">JSON.parse(JSON.stringify( [1, 2, 3, 4, 5] ));</text:p>
            <text:p text:style-name="P29">=&gt; Array(5) [ 1, 2, 3, 4, 5 ]</text:p>
            <text:p text:style-name="P29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6-03T21:03:52.883000000</dc:date>
    <meta:editing-duration>PT5H37M33S</meta:editing-duration>
    <meta:editing-cycles>99</meta:editing-cycles>
    <meta:generator>LibreOffice/6.0.3.2$Windows_X86_64 LibreOffice_project/8f48d515416608e3a835360314dac7e47fd0b821</meta:generator>
    <meta:document-statistic meta:table-count="2" meta:image-count="0" meta:object-count="0" meta:page-count="2" meta:paragraph-count="120" meta:word-count="415" meta:character-count="3443" meta:non-whitespace-character-count="3142"/>
  </office:meta>
</office:document-meta>
</file>